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98000026350000240CBE222573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8.272cm" svg:height="20.574cm" draw:z-index="0"><draw:image xlink:href="Pictures/20000198000026350000240CBE22257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ELAINE GONZALEZ</meta:initial-creator>
    <meta:creation-date>2011-02-23T17:14:09</meta:creation-date>
    <dc:date>2012-08-02T11:32:15.65</dc:date>
    <meta:printed-by>ELAINE GONZALEZ</meta:printed-by>
    <meta:print-date>2011-02-23T17:15:39</meta:print-date>
    <meta:editing-cycles>6</meta:editing-cycles>
    <meta:editing-duration>PT02H24M52S</meta:editing-duration>
    <meta:document-statistic meta:table-count="0" meta:image-count="1" meta:object-count="0" meta:page-count="1" meta:paragraph-count="0" meta:word-count="0" meta:character-count="0"/>
    <meta:user-defined meta:name="Información 1"/>
    <meta:user-defined meta:name="Información 2"/>
    <meta:user-defined meta:name="Información 3"/>
    <meta:user-defined meta:name="Información 4"/>
  </office:meta>
</office:document-meta>
</file>